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702_1072782762"/>Campanha de educação sexual<text:line-break/>na luta contra velhos preconceitos<text:bookmark-end text:name="__RefHeading___Toc4702_1072782762"/></text:h>
      <text:p text:style-name="First_20_line_20_indent"/>
      <text:p text:style-name="First_20_line_20_indent">Eva Bjorklund escreveu em 2000 na revista Swedish-Cuba: "Em 1977, o Centro Nacional de Educação Sexual (CNES) [mais tarde CENESEX] foi fundado por iniciativa da Federação das Mulheres Cubanas (FMC). Seus seminários e publicações encorajavam uma visão mais esclarecida sobre a homossexualidade e começaram a minar tabus e preconceitos tradicionais. O trabalho desse centro contribuiu para mudanças tanto nas atitudes quanto nas leis, e a ele também pode ser creditado em grande parte o fato de que o problema da AIDS não tenha sido tratado com um prisma homofóbico."</text:p>
      <text:p text:style-name="First_20_line_20_indent">Bjorklund assinalou: "Antes do Centro Nacional de Educação Sexual (CNES) ter começado seu trabalho, a educação sexual era praticamente desconhecida em Cuba, assim como no resto da América Latina, onde a posição e atitude da Igreja Católica continuou a impedir qualquer tentativa de mudança. Sob essa luz, a educação sexual de Cuba é revolucionária."</text:p>
      <text:p text:style-name="First_20_line_20_indent">As mulheres cubanas lideraram o caminho.</text:p>
      <text:p text:style-name="First_20_line_20_indent">O Dr. Celestino Álvarez Lajonchere, então diretor do Instituto Nacional de Educação Sexual em Havana, relembra em uma entrevista de 1986: "Em 1974, a Federação das Mulheres Cubanas já insistia que a educação sexual tinha de ser feita. Elas estavam trabalhando para isso desde o início dos anos 60." (Fee)</text:p>
      <text:p text:style-name="First_20_line_20_indent">A entrevista com Álvarez, conhecido como "Tino" na ilha, foi conduzida com Elizabeth Fee, Joan Furman-Seaborg e Ross Conner.  Margaret Gilpin arranjou o evento e fez a tradução.</text:p>
      <text:p text:style-name="First_20_line_20_indent">Na entrevista, Álvarez frisou: "O primeiro Congresso do Partido fez todas as revisões que a Federação tinha pedido e as transformou em diretiva política. Este é o único país no mundo onde as pessoas que sofreram as consequências da ignorância, principalmente mulheres e jovens, não precisaram um minuto sequer para convencer os mais altos níveis da liderança do país de que algo precisava ser feito. Pelo contrário, a liderança política estava sempre preocupada com a possibilidade de que não estivessem fazendo o suficiente daquilo que as mulheres esperavam. Eu estou convencido de que isso não acontece em nenhum outro país no mundo. Eu acho que isso é importante, muito importante."</text:p>
      <text:p text:style-name="First_20_line_20_indent">Álvarez continuou: "O primeiro Congresso do Partido de 1975 aprovou a declaração da completa e absoluta igualdade das mulheres. A elaboração dessa declaração incluía a necessidade da organização de um sistema de educação sexual. Era preciso um plano para criar, por exemplo, textos ilustrados e material educativo para a população. A Assembleia Nacional do Poder Popular criou então uma comissão permanente. Dentro da comissão, criaram um grupo de trabalho, o Instituto Nacional de Educação Sexual. A estrutura é muito importante. Eu não acho que esse tipo de estrutura exista em qualquer outro país, inclusive do mundo socialista."</text:p>
      <text:p text:style-name="First_20_line_20_indent">Ele adicionou: "Esse tipo de tarefa, isto é, de criar um plano nacional, não pode ser deixada nas mão de um único indivíduo ou grupo de pessoas ou de uma única organização; ela deve ser feita passando por toda a sociedade."</text:p>
      <text:p text:style-name="First_20_line_20_indent">Uma das primeiras sugestões feitas pelo Ministério da Saúde foi a de iniciar a educação sexual elementar desde a mais tenra idade. Entretanto, Cuba ainda estava tentando construir escolas e treinar professores o bastante para suprir as necessidades educacionais da população. Álvarez conta que os professores de seu filho mais novo, à época em uma escola secundária rural, eram apenas dois ou três anos mais velhos que os alunos.</text:p>
      <text:p text:style-name="First_20_line_20_indent">"Sob essas circunstâncias," — declarou — "era difícil para o Ministério da Educação assumir a responsabilidade por um programa nacional de educação sexual.</text:p>
      <text:p text:style-name="First_20_line_20_indent">"A primeira tarefa era preparar alguns textos sobre o assunto, porque não tínhamos nenhum."</text:p>
      <text:h text:style-name="Heading_20_2" text:outline-level="2">Publicação pioneira</text:h>
      <text:p text:style-name="First_20_line_20_indent">Álvarez explicou: "Nós decidimos fazer uma seleção dentro do país socialista mais desenvolvido nessa área, a Alemanha Oriental, e selecionamos os livros quebram acreditávamos melhor atender as nossas necessidades."</text:p>
      <text:p text:style-name="First_20_line_20_indent">A publicação pioneira em Cuba foi "El hombre y la mujer en la intimidad" de Sigfried Schnabl. O livro tinha sido publicado inicialmente na República Democrática Alemã, o Estado proletário da Alemanha de Leste, em 1978.</text:p>
      <text:p text:style-name="First_20_line_20_indent">Bjorklund escreveu que o livro de Schnabl, "traduzido e editado em Cuba em 1979, claramente afirma que 'homossexuais devem ter iguais direitos garantidos, respeito e reconhecimento, e que qualquer tipo de discriminação social é reprovável.' Esse livro serviu como guia para o trabalho do CNES e para faculdades de pedagogia."</text:p>
      <text:p text:style-name="First_20_line_20_indent">Em seu artigo na <text:span text:style-name="T1">Gay Insurgent</text:span> do verão de 1980, Stephen J. Risch e Randolph E. Wills notam: "De fato, foi a Federação das Mulheres que deu tamanha importância ao livro a ponto de pressionar para que fosse publicado consideravelmente antes do planejado (pela limitação de recursos para a publicação de livros em Cuba, manuscritos concluídos precisam esperar numa fila para serem impressos)."</text:p>
      <text:p text:style-name="First_20_line_20_indent">Álvarez lembra que o assunto era tão popular que "nós vendíamos o livro de um jeito específico para tentar garantir que chegasse às mãos de médicos, outros trabalhadores da saúde e professores. O preço era de cinco pesos, mas, além disso, quem fosse comprar tinha que apresentar um papel assinado por mim que conferia o direito a comprar o livro. De outro modo, os livros teriam sumido das livrarias dentro de duas horas."</text:p>
      <text:p text:style-name="First_20_line_20_indent">A lei contra o amor entre pessoas do mesmo sexo foi revogada no mesmo ano em que o livro foi publicado, 1979, quase um quarto de século antes do governo dos EUA fazer o mesmo sob pressão de um movimento lésbico, gay, bissexual e trans de massas.</text:p>
      <text:p text:style-name="First_20_line_20_indent">Uma publicação subsequente, "Você está começando a pensar sobre amor?", traduzida e editada em Cuba no ano de 1981, "era mais ambivalente", segundo Bjorklund. "Ela era destinada a um amplo público e defendia que homossexuais têm a mesma capacidade de funcionar na sociedade que as outras pessoas, mas que nunca poderiam ser tão felizes quanto pessoas casadas. Mónika Krause, uma especialista de ponta no CNES, admitiu que isso era uma resposta às críticas contra a primeira edição do livro de Schnabl por positivo demais quanto à homossexualidade. Ainda assim, embora adiada por causa da crise econômica, uma segunda edição do livro de Schnabl, a ser impressa em número de 250 mil cópias, perseverou, frisando que a violação sexual de menores não  tinha relação causal com a orientação sexual, rejeitando as teorias de sedução para a homossexualidade e enfatizando que, uma vez que ninguém controla a própria orientação sexual, homossexuais merecem tanto respeito quanto heterossexuais."</text:p>
      <text:p text:style-name="First_20_line_20_indent">Álvarez relatou que o próximo passo para a educação sexual foi uma brochura intitulada <text:span text:style-name="T1">Cuando tu hijo te pregunta</text:span>, com primeira impressão em 1980. Ela foi ofertada para venda junto a um livro para educação sexual de crianças de nove a doze anos. "Nós fizemos ilustrações simples mostrando o processo de reprodução. Esse era o melhor jeito de começar a tentar quebrar os preconceitos da população," declarou. "Nós estávamos tentando dizer aos pais que eles não tinham alternativa, que precisavam falar sobre essas coisas com seus filhos, porque, por bem ou por mal, eles teriam que lidar com isso no futuro. Era responsabilidade dos pais responder as perguntas de seus filhos e eles precisavam saber como fazer isso."</text:p>
      <text:p text:style-name="First_20_line_20_indent">Uma quarta publicação, <text:span text:style-name="T1">¿Piensas ya en el amor?</text:span>, foi pensada para adolescentes. Álvarez explicou: "Esse livro cobre doenças sexualmente transmissíveis e discute alguns dos aspectos emocionais de como as crianças se tornam adultos e de como são os relacionamentos entre adultos. Fala sobre os problemas que têm a ver com a paixão, e também sobre contracepção."</text:p>
      <text:p text:style-name="First_20_line_20_indent">Outro livro ainda foi escrito para crianças de três a sete anos de idade, intitulado <text:span text:style-name="T1">Mamá, papá, y yo</text:span>. Álvarez disse, "foi um dos únicos que não se esgotou imediatamente como os outros, e acreditamos que seja um sinal de certa resistência entre a população ao nosso trabalho."</text:p>
      <text:p text:style-name="First_20_line_20_indent">Em 1981, o Ministério da Cultura de Cuba produziu uma publicação chamada "Em defesa do amor" que declarava que a homossexualidade era uma variante da sexualidade humana. Cuba-solidarity.org.uk conclui que o livro "defendia que discriminação homofóbica era uma atitude inaceitável herdada pela Revolução e que deveria haver oposição a todas as penalizações contra gays."</text:p>
      <text:p text:style-name="First_20_line_20_indent">Esse trabalho pioneiro de educação sexual, no qual as mulheres cubanas tiveram papel de liderança, ajudou a pavimentar o caminho para uma abordagem científica e humanizada à epidemia de AIDS, em comparação com a qual as abordagens dos países imperialistas mostram-se vergonhosas.</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ampanha de educação sexual na luta contra velhos preconceitos</dc:title>
    <dc:date>2023-04-18T14:06:44.249650052</dc:date>
    <dc:creator>Daniel Garcia</dc:creator>
    <meta:editing-duration>P0D</meta:editing-duration>
    <meta:editing-cycles>1</meta:editing-cycles>
    <meta:document-statistic meta:table-count="0" meta:image-count="0" meta:object-count="0" meta:paragraph-count="25" meta:word-count="1373" meta:character-count="8349" meta:non-whitespace-character-count="6995"/>
    <meta:generator>LibreOffice/7.5.1.2$Linux_X86_64 LibreOffice_project/50$Build-2</meta:generator>
    <meta:template xlink:type="simple" xlink:actuate="onRequest" xlink:title="" xlink:href="../cubabook.odm" meta:date="2023-04-18T14:08:43.635714652"/>
  </office:meta>
</office:document-meta>
</file>